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0pt" fo:font-weight="bold" officeooo:rsid="00098433" officeooo:paragraph-rsid="0009843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fo:font-weight="normal" officeooo:rsid="00098433" officeooo:paragraph-rsid="0009843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2pt" fo:font-weight="normal" officeooo:rsid="00098433" officeooo:paragraph-rsid="00098433" style:font-size-asian="12pt" style:font-weight-asian="normal" style:font-size-complex="12pt" style:font-weight-complex="normal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justify" style:justify-single-word="false"/>
      <style:text-properties officeooo:paragraph-rsid="00098433"/>
    </style:style>
    <style:style style:name="P8" style:family="paragraph" style:parent-style-name="Text_20_body">
      <style:text-properties officeooo:rsid="0013ceed" officeooo:paragraph-rsid="0013ceed"/>
    </style:style>
    <style:style style:name="P9" style:family="paragraph" style:parent-style-name="Text_20_body">
      <style:text-properties officeooo:rsid="000be297" officeooo:paragraph-rsid="000be297"/>
    </style:style>
    <style:style style:name="P10" style:family="paragraph" style:parent-style-name="Text_20_body">
      <style:text-properties officeooo:rsid="0023953f" officeooo:paragraph-rsid="0023953f"/>
    </style:style>
    <style:style style:name="P11" style:family="paragraph" style:parent-style-name="Heading_20_3">
      <style:text-properties officeooo:paragraph-rsid="001178da"/>
    </style:style>
    <style:style style:name="P12" style:family="paragraph" style:parent-style-name="Text_20_body" style:list-style-name="L1">
      <style:text-properties officeooo:rsid="000db77f" officeooo:paragraph-rsid="000db77f"/>
    </style:style>
    <style:style style:name="P13" style:family="paragraph" style:parent-style-name="Text_20_body" style:list-style-name="L1">
      <style:text-properties officeooo:rsid="000e7175" officeooo:paragraph-rsid="000e7175"/>
    </style:style>
    <style:style style:name="P14" style:family="paragraph" style:parent-style-name="Text_20_body" style:list-style-name="L1">
      <style:text-properties officeooo:rsid="00115444" officeooo:paragraph-rsid="00115444"/>
    </style:style>
    <style:style style:name="P15" style:family="paragraph" style:parent-style-name="Text_20_body" style:list-style-name="L2">
      <style:text-properties officeooo:rsid="00117769" officeooo:paragraph-rsid="00117769"/>
    </style:style>
    <style:style style:name="P16" style:family="paragraph" style:parent-style-name="Text_20_body" style:list-style-name="L2">
      <style:text-properties officeooo:rsid="0013345f" officeooo:paragraph-rsid="0013345f"/>
    </style:style>
    <style:style style:name="P17" style:family="paragraph" style:parent-style-name="Text_20_body" style:list-style-name="L5">
      <style:text-properties officeooo:rsid="0013345f" officeooo:paragraph-rsid="0013345f"/>
    </style:style>
    <style:style style:name="P18" style:family="paragraph" style:parent-style-name="Text_20_body" style:list-style-name="L3">
      <style:text-properties officeooo:rsid="00124649" officeooo:paragraph-rsid="00124649"/>
    </style:style>
    <style:style style:name="P19" style:family="paragraph" style:parent-style-name="Text_20_body" style:list-style-name="L4">
      <style:text-properties officeooo:paragraph-rsid="001178da"/>
    </style:style>
    <style:style style:name="P20" style:family="paragraph" style:parent-style-name="Text_20_body" style:list-style-name="L4">
      <style:text-properties officeooo:rsid="00131faa" officeooo:paragraph-rsid="00131faa"/>
    </style:style>
    <style:style style:name="P21" style:family="paragraph" style:parent-style-name="Text_20_body" style:list-style-name="L5">
      <style:text-properties officeooo:rsid="0013ceed" officeooo:paragraph-rsid="0013ceed"/>
    </style:style>
    <style:style style:name="P22" style:family="paragraph" style:parent-style-name="Text_20_body" style:list-style-name="L6">
      <style:text-properties officeooo:rsid="0013ceed" officeooo:paragraph-rsid="0013ceed"/>
    </style:style>
    <style:style style:name="P23" style:family="paragraph" style:parent-style-name="Text_20_body" style:list-style-name="L5">
      <style:text-properties officeooo:rsid="001646d4" officeooo:paragraph-rsid="001646d4"/>
    </style:style>
    <style:style style:name="P24" style:family="paragraph" style:parent-style-name="Text_20_body" style:list-style-name="L7">
      <style:text-properties officeooo:rsid="0013d8d5" officeooo:paragraph-rsid="0013d8d5"/>
    </style:style>
    <style:style style:name="P25" style:family="paragraph" style:parent-style-name="Text_20_body" style:list-style-name="L7">
      <style:text-properties officeooo:rsid="00153d2e" officeooo:paragraph-rsid="00153d2e"/>
    </style:style>
    <style:style style:name="P26" style:family="paragraph" style:parent-style-name="Text_20_body" style:list-style-name="L7">
      <style:text-properties officeooo:rsid="001823f0" officeooo:paragraph-rsid="001823f0"/>
    </style:style>
    <style:style style:name="T1" style:family="text">
      <style:text-properties officeooo:rsid="00190152"/>
    </style:style>
    <style:style style:name="T2" style:family="text">
      <style:text-properties officeooo:rsid="0020974e"/>
    </style:style>
    <style:style style:name="T3" style:family="text">
      <style:text-properties officeooo:rsid="000aec97"/>
    </style:style>
    <style:style style:name="T4" style:family="text">
      <style:text-properties officeooo:rsid="0018e7a9"/>
    </style:style>
    <style:style style:name="T5" style:family="text">
      <style:text-properties officeooo:rsid="000be297"/>
    </style:style>
    <style:style style:name="T6" style:family="text">
      <style:text-properties officeooo:rsid="001b87f2"/>
    </style:style>
    <style:style style:name="T7" style:family="text">
      <style:text-properties officeooo:rsid="0019c3e0"/>
    </style:style>
    <style:style style:name="T8" style:family="text">
      <style:text-properties officeooo:rsid="001a4172"/>
    </style:style>
    <style:style style:name="T9" style:family="text">
      <style:text-properties officeooo:rsid="000f8128"/>
    </style:style>
    <style:style style:name="T10" style:family="text">
      <style:text-properties officeooo:rsid="00117769"/>
    </style:style>
    <style:style style:name="T11" style:family="text">
      <style:text-properties officeooo:rsid="001178da"/>
    </style:style>
    <style:style style:name="T12" style:family="text">
      <style:text-properties officeooo:rsid="0012c3a1"/>
    </style:style>
    <style:style style:name="T13" style:family="text">
      <style:text-properties officeooo:rsid="0013ceed"/>
    </style:style>
    <style:style style:name="T14" style:family="text">
      <style:text-properties officeooo:rsid="00179584"/>
    </style:style>
    <style:style style:name="T15" style:family="text">
      <style:text-properties officeooo:rsid="000d7991"/>
    </style:style>
    <style:style style:name="T16" style:family="text">
      <style:text-properties officeooo:rsid="00153d2e"/>
    </style:style>
    <style:style style:name="T17" style:family="text">
      <style:text-properties officeooo:rsid="0023953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hier des charges </text:p>
      <text:p text:style-name="P1"/>
      <text:p text:style-name="Subtitle">Alexandre LANTERNIER et Léopold BELLES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4"><text:a xlink:type="simple" xlink:href="#__RefHeading___Toc976_2229362867" text:style-name="Index_20_Link" text:visited-style-name="Index_20_Link">I. Descritpion :<text:tab/>1</text:a></text:p>
          <text:p text:style-name="P4"><text:a xlink:type="simple" xlink:href="#__RefHeading___Toc978_2229362867" text:style-name="Index_20_Link" text:visited-style-name="Index_20_Link">II. Fonctionnalités :<text:tab/>1</text:a></text:p>
          <text:p text:style-name="P5"><text:a xlink:type="simple" xlink:href="#__RefHeading___Toc980_2229362867" text:style-name="Index_20_Link" text:visited-style-name="Index_20_Link">II.I Fonctionnalités utilisateur :<text:tab/>1</text:a></text:p>
          <text:p text:style-name="P6"><text:a xlink:type="simple" xlink:href="#__RefHeading___Toc982_2229362867" text:style-name="Index_20_Link" text:visited-style-name="Index_20_Link">II.I.I Fonctionnalités paris :<text:tab/>1</text:a></text:p>
          <text:p text:style-name="P6"><text:a xlink:type="simple" xlink:href="#__RefHeading___Toc984_2229362867" text:style-name="Index_20_Link" text:visited-style-name="Index_20_Link">II.I.II Fonctionnalités boutiques :<text:tab/>2</text:a></text:p>
          <text:p text:style-name="P6"><text:a xlink:type="simple" xlink:href="#__RefHeading___Toc986_2229362867" text:style-name="Index_20_Link" text:visited-style-name="Index_20_Link">II.I.III Fonctionnalités de gestion de profil :<text:tab/>2</text:a></text:p>
          <text:p text:style-name="P6"><text:a xlink:type="simple" xlink:href="#__RefHeading___Toc988_2229362867" text:style-name="Index_20_Link" text:visited-style-name="Index_20_Link">II.I.IV Fonctionnalités d’interface :<text:tab/>2</text:a></text:p>
          <text:p text:style-name="P5"><text:a xlink:type="simple" xlink:href="#__RefHeading___Toc990_2229362867" text:style-name="Index_20_Link" text:visited-style-name="Index_20_Link">II.II Fonctionnalités administrateur :<text:tab/>2</text:a></text:p>
          <text:p text:style-name="P6"><text:a xlink:type="simple" xlink:href="#__RefHeading___Toc992_2229362867" text:style-name="Index_20_Link" text:visited-style-name="Index_20_Link">II.II.I Fonctionnalités gestion :<text:tab/>2</text:a></text:p>
          <text:p text:style-name="P4"><text:a xlink:type="simple" xlink:href="#__RefHeading___Toc994_2229362867" text:style-name="Index_20_Link" text:visited-style-name="Index_20_Link">III. Définition :<text:tab/>3</text:a></text:p>
        </text:index-body>
      </text:table-of-content>
      <text:h text:style-name="Heading_20_1" text:outline-level="1" text:is-list-header="true"/>
      <text:h text:style-name="Heading_20_1" text:outline-level="1"><text:bookmark-start text:name="__RefHeading___Toc976_2229362867"/>I. Descritpion :<text:bookmark-end text:name="__RefHeading___Toc976_2229362867"/></text:h>
      <text:p text:style-name="P3">Le site va permettre au<text:span text:style-name="T1">x</text:span> utilisateur<text:span text:style-name="T1">s</text:span> de réaliser des paris <text:span text:style-name="T2">sur</text:span> des match<text:span text:style-name="T1">s </text:span>et des tournois e-sport <text:span text:style-name="T2">des jeux</text:span> Counter-Strike 2 et Rocket League. <text:span text:style-name="T3">La particularité de ce site est que les paris ne se font pas avec de l’argent réel mais avec une monnaie virtuel appel</text:span><text:span text:style-name="T4">é</text:span><text:span text:style-name="T3"> void-coin. Le void-coin ne peut être acheté, il peut être uniquement gag</text:span><text:span text:style-name="T1">né</text:span><text:span text:style-name="T3"> avec des paris, ou par récompense journalière. Le void-coin peut ensuite être échang</text:span><text:span text:style-name="T1">é</text:span><text:span text:style-name="T3"> contre des lots réel</text:span><text:span text:style-name="T1">s</text:span><text:span text:style-name="T3"> comme des skins sur les jeux pariés ou des clé</text:span><text:span text:style-name="T1">s</text:span><text:span text:style-name="T3"> </text:span><text:span text:style-name="T4">S</text:span><text:span text:style-name="T3">team.</text:span> </text:p>
      <text:p text:style-name="P7"/>
      <text:h text:style-name="Heading_20_1" text:outline-level="1"><text:bookmark-start text:name="__RefHeading___Toc978_2229362867"/>II. Fonctionnalité<text:span text:style-name="T5">s</text:span> :<text:bookmark-end text:name="__RefHeading___Toc978_2229362867"/></text:h>
      <text:h text:style-name="Heading_20_2" text:outline-level="2"><text:bookmark-start text:name="__RefHeading___Toc980_2229362867"/>II.I Fonctionnalités utilisateur :<text:bookmark-end text:name="__RefHeading___Toc980_2229362867"/></text:h>
      <text:h text:style-name="Heading_20_3" text:outline-level="3"><text:bookmark-start text:name="__RefHeading___Toc982_2229362867"/>II.I.I Fonctionnalités paris :<text:bookmark-end text:name="__RefHeading___Toc982_2229362867"/></text:h>
      <text:list text:style-name="L1">
        <text:list-item>
          <text:p text:style-name="P12">L’utilisateur pourra visualis<text:span text:style-name="T6">e</text:span><text:span text:style-name="T7">r</text:span> les match<text:span text:style-name="T8">s</text:span> et tournois futur //ainsi que les matchs et tournois passé et leurs résultats.</text:p>
        </text:list-item>
        <text:list-item>
          <text:p text:style-name="P12">Une côte sera attribué à chaque paris possible pour guider l’utilisateur dans ces paris.</text:p>
        </text:list-item>
        <text:list-item>
          <text:p text:style-name="P12">Les paris seront fermés au début de chaque matchs.</text:p>
        </text:list-item>
        <text:list-item>
          <text:p text:style-name="P13">L’utilisateur pourra visualiser les équipes ainsi que leurs joueurs //associés <text:span text:style-name="T9">à</text:span> divers données statistique : taux de victoire, ratio K/D.</text:p>
        </text:list-item>
        <text:list-item>
          <text:p text:style-name="P14">L’utilisateur pour<text:span text:style-name="T10">ra sélectionner la page correspond au jeu voulue.</text:span></text:p>
        </text:list-item>
      </text:list>
      <text:h text:style-name="Heading_20_3" text:outline-level="3"><text:bookmark-start text:name="__RefHeading___Toc984_2229362867"/><text:soft-page-break/>II.I.II Fonctionnalités boutiques :<text:bookmark-end text:name="__RefHeading___Toc984_2229362867"/></text:h>
      <text:list text:style-name="L2">
        <text:list-item>
          <text:p text:style-name="P15">L’utilisateur aura accès à une boutique pour dépenser ses vc.</text:p>
        </text:list-item>
        <text:list-item>
          <text:p text:style-name="P15">La boutique sera composé de diverse cosmétiques des jeux concernés ainsi que du matériel informatique dit « gaming ».</text:p>
        </text:list-item>
        <text:list-item>
          <text:p text:style-name="P15">L’utilisateur aura accès à un menu pour trier, ordonner et rechercher dans la boutique.</text:p>
        </text:list-item>
        <text:list-item>
          <text:p text:style-name="P16">Avant d’acheter de items dans la boutique, l’utilisateur devra les mettre dans son panier.</text:p>
        </text:list-item>
      </text:list>
      <text:h text:style-name="P11" text:outline-level="3" text:is-list-header="true"><text:bookmark-start text:name="__RefHeading___Toc986_2229362867"/>II.I.III Fonctionnalités de gestion de p<text:span text:style-name="T11">ro</text:span>fil :<text:bookmark-end text:name="__RefHeading___Toc986_2229362867"/></text:h>
      <text:list text:style-name="L3">
        <text:list-item>
          <text:p text:style-name="P18">L’utilisateur devra renseigné dans on profil : </text:p>
          <text:list>
            <text:list-item>
              <text:p text:style-name="P18">un email</text:p>
            </text:list-item>
            <text:list-item>
              <text:p text:style-name="P18">un pseudo</text:p>
            </text:list-item>
            <text:list-item>
              <text:p text:style-name="P18">un nom</text:p>
            </text:list-item>
            <text:list-item>
              <text:p text:style-name="P18">un prénom</text:p>
            </text:list-item>
            <text:list-item>
              <text:p text:style-name="P18">une adresse physique</text:p>
            </text:list-item>
            <text:list-item>
              <text:p text:style-name="P18">un numéro de téléphone</text:p>
            </text:list-item>
          </text:list>
        </text:list-item>
      </text:list>
      <text:list text:style-name="L4">
        <text:list-item>
          <text:p text:style-name="P19"><text:span text:style-name="T11">Avant d’utilise</text:span><text:span text:style-name="T12">r</text:span><text:span text:style-name="T11"> les fonctionnalités du site, l’utilisateur devra se connecter à son compte. Si il n’en à pas, il aura la possibilité d’en créer un.</text:span></text:p>
        </text:list-item>
        <text:list-item>
          <text:p text:style-name="P20">L’utilisateur aura accès à une page de gestion de son profil pour modifié les données renseigné ainsi que de visualiser certaine données itinérantes au site.</text:p>
        </text:list-item>
      </text:list>
      <text:h text:style-name="Heading_20_3" text:outline-level="3"><text:bookmark-start text:name="__RefHeading___Toc988_2229362867"/>II.I.IV Fonctionnalités d’interface :<text:bookmark-end text:name="__RefHeading___Toc988_2229362867"/></text:h>
      <text:list text:style-name="L5">
        <text:list-item>
          <text:p text:style-name="P17">Le site <text:span text:style-name="T13">sera composé d’un menu navigation en en haut de page.</text:span></text:p>
        </text:list-item>
        <text:list-item>
          <text:p text:style-name="P21">L’extrémité droite de ce menu comportera si l’utilisateur est connecté:</text:p>
          <text:list>
            <text:list-item>
              <text:p text:style-name="P21">Un avatar</text:p>
            </text:list-item>
            <text:list-item>
              <text:p text:style-name="P21">Un solde de vc</text:p>
            </text:list-item>
            <text:list-item>
              <text:p text:style-name="P21">Un bouton paramètre</text:p>
            </text:list-item>
            <text:list-item>
              <text:p text:style-name="P23">Une récompense quotidienne si son solde de v<text:span text:style-name="T14">c</text:span> est inférieur a un seuil défini par l’admin</text:p>
            </text:list-item>
          </text:list>
        </text:list-item>
      </text:list>
      <text:p text:style-name="P8"><text:tab/>Si il ne l’est pas, il y aura un bouton de connexion.</text:p>
      <text:list text:style-name="L6">
        <text:list-item>
          <text:p text:style-name="P22">Pour chaque paris proposé par le site, la côte de celui ci sera mis en valeur dans l’affichage.</text:p>
        </text:list-item>
        <text:list-item>
          <text:p text:style-name="P22">La page d’accueil du site sera composé des prochains paris disponible.</text:p>
        </text:list-item>
      </text:list>
      <text:h text:style-name="Heading_20_2" text:outline-level="2"><text:bookmark-start text:name="__RefHeading___Toc990_2229362867"/>II.I<text:span text:style-name="T15">I</text:span> Fonctionnalités administr<text:span text:style-name="T5">a</text:span>teur :<text:bookmark-end text:name="__RefHeading___Toc990_2229362867"/></text:h>
      <text:h text:style-name="Heading_20_3" text:outline-level="3"><text:bookmark-start text:name="__RefHeading___Toc992_2229362867"/>II.II.I Fonctionnalités gestion :<text:bookmark-end text:name="__RefHeading___Toc992_2229362867"/></text:h>
      <text:list text:style-name="L7">
        <text:list-item>
          <text:p text:style-name="P24">L’administrateur aura accès a une page de gestion complète du site où il pourra :</text:p>
          <text:list>
            <text:list-item>
              <text:p text:style-name="P24"><text:soft-page-break/>Renseigner de<text:span text:style-name="T16">s équipes/joueurs/tournois/jeux.</text:span></text:p>
            </text:list-item>
            <text:list-item>
              <text:p text:style-name="P25">Modifier les boutiques.</text:p>
            </text:list-item>
            <text:list-item>
              <text:p text:style-name="P25">Modifier et supprimer des comptes utilisateurs.</text:p>
            </text:list-item>
          </text:list>
        </text:list-item>
        <text:list-item>
          <text:p text:style-name="P26">La page de gestion sera composé d’un menu latéral pour naviguer.</text:p>
        </text:list-item>
      </text:list>
      <text:p text:style-name="P9"/>
      <text:h text:style-name="Heading_20_1" text:outline-level="1"><text:bookmark-start text:name="__RefHeading___Toc994_2229362867"/>III. <text:span text:style-name="T17">Schéma</text:span> :<text:bookmark-end text:name="__RefHeading___Toc994_2229362867"/></text:h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3:48:10.496209569</meta:creation-date>
    <dc:date>2025-02-26T15:08:40.613136406</dc:date>
    <meta:editing-duration>PT2H12M17S</meta:editing-duration>
    <meta:editing-cycles>31</meta:editing-cycles>
    <meta:generator>LibreOffice/24.2.7.2$Linux_X86_64 LibreOffice_project/420$Build-2</meta:generator>
    <meta:document-statistic meta:table-count="0" meta:image-count="0" meta:object-count="0" meta:page-count="3" meta:paragraph-count="56" meta:word-count="544" meta:character-count="3226" meta:non-whitespace-character-count="2765"/>
  </office:meta>
</office:document-meta>
</file>